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Times New Roman', serif"/>
    <style:font-face style:name="monospace" svg:font-family="monospace"/>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9d20" officeooo:paragraph-rsid="00059d20"/>
    </style:style>
    <style:style style:name="P2" style:family="paragraph" style:parent-style-name="Standard">
      <style:paragraph-properties fo:text-align="center" style:justify-single-word="false"/>
      <style:text-properties fo:color="#21409a" fo:font-size="26pt" fo:font-weight="bold" officeooo:rsid="00059d20" officeooo:paragraph-rsid="00059d20" style:font-size-asian="26pt" style:font-weight-asian="bold" style:font-size-complex="26pt" style:font-weight-complex="bold"/>
    </style:style>
    <style:style style:name="P3" style:family="paragraph" style:parent-style-name="Text_20_body">
      <style:paragraph-properties fo:margin-left="0cm" fo:margin-right="0cm" fo:margin-top="0cm" fo:margin-bottom="0.291cm" loext:contextual-spacing="false" style:line-height-at-least="0.582cm" fo:orphans="2" fo:widows="2" fo:text-indent="0cm" style:auto-text-indent="false"/>
      <style:text-properties fo:font-variant="normal" fo:text-transform="none" fo:color="#4e443c" style:font-name="sans-serif" fo:font-size="10.5pt" fo:letter-spacing="normal" fo:font-style="normal" fo:font-weight="normal"/>
    </style:style>
    <style:style style:name="P4" style:family="paragraph" style:parent-style-name="Text_20_body">
      <style:paragraph-properties fo:margin-left="0cm" fo:margin-right="0cm" fo:margin-top="0cm" fo:margin-bottom="0.291cm" loext:contextual-spacing="false" style:line-height-at-least="0.476cm" fo:orphans="2" fo:widows="2" fo:text-indent="0cm" style:auto-text-indent="false"/>
    </style:style>
    <style:style style:name="P5" style:family="paragraph" style:parent-style-name="Text_20_body">
      <style:paragraph-properties fo:margin-left="0cm" fo:margin-right="0cm" fo:margin-top="0cm" fo:margin-bottom="0.291cm" loext:contextual-spacing="false" style:line-height-at-least="0.582cm" fo:orphans="2" fo:widows="2" fo:text-indent="0cm" style:auto-text-indent="false"/>
    </style:style>
    <style:style style:name="P6" style:family="paragraph" style:parent-style-name="Heading_20_3">
      <style:paragraph-properties fo:margin-left="0cm" fo:margin-right="0cm" fo:margin-top="0cm" fo:margin-bottom="0cm" loext:contextual-spacing="false" style:line-height-at-least="0.873cm" fo:orphans="2" fo:widows="2" fo:text-indent="0cm" style:auto-text-indent="false"/>
      <style:text-properties fo:font-variant="normal" fo:text-transform="none" fo:color="#4e443c" style:font-name="Georgia" fo:font-size="12pt" fo:letter-spacing="normal" fo:font-style="normal" fo:font-weight="bold"/>
    </style:style>
    <style:style style:name="P7" style:family="paragraph" style:parent-style-name="Preformatted_20_Text">
      <loext:graphic-properties draw:fill="solid" draw:fill-color="#eeeeee" draw:opacity="100%"/>
      <style:paragraph-properties fo:margin-left="0cm" fo:margin-right="0cm" fo:margin-top="0.265cm" fo:margin-bottom="0.265cm" loext:contextual-spacing="false" style:line-height-at-least="0.476cm" fo:orphans="2" fo:widows="2" fo:text-indent="0cm" style:auto-text-indent="false" fo:background-color="#eeeeee" fo:padding="0.053cm" fo:border="0.06pt solid #efeee6"/>
    </style:style>
    <style:style style:name="P8" style:family="paragraph" style:parent-style-name="Heading_20_2">
      <style:paragraph-properties fo:margin-left="0cm" fo:margin-right="0cm" fo:margin-top="0.529cm" fo:margin-bottom="0cm" loext:contextual-spacing="false" style:line-height-at-least="1.164cm" fo:orphans="2" fo:widows="2" fo:text-indent="0cm" style:auto-text-indent="false"/>
      <style:text-properties fo:font-variant="normal" fo:text-transform="none" fo:color="#f14e32" style:font-name="Georgia" fo:font-size="13.5pt" fo:letter-spacing="normal" fo:font-style="normal" fo:font-weight="bold"/>
    </style:style>
    <style:style style:name="P9" style:family="paragraph" style:parent-style-name="Preformatted_20_Text">
      <loext:graphic-properties draw:fill="solid" draw:fill-color="#eeeeee" draw:opacity="100%"/>
      <style:paragraph-properties fo:margin-top="0.265cm" fo:margin-bottom="0.265cm" loext:contextual-spacing="false" style:line-height-at-least="0.476cm" fo:orphans="2" fo:widows="2" fo:background-color="#eeeeee" fo:padding="0.053cm" fo:border="0.06pt solid #efeee6"/>
    </style:style>
    <style:style style:name="P10" style:family="paragraph" style:parent-style-name="Heading_20_2">
      <style:text-properties fo:font-variant="normal" fo:text-transform="none" fo:color="#f14e32" style:font-name="Georgia" fo:font-size="13.5pt" fo:letter-spacing="normal" fo:font-style="normal" fo:font-weight="bold" officeooo:rsid="00059d20" officeooo:paragraph-rsid="00059d20"/>
    </style:style>
    <style:style style:name="P11" style:family="paragraph" style:parent-style-name="Heading_20_3">
      <style:text-properties fo:font-variant="normal" fo:text-transform="none" fo:color="#4e443c" style:font-name="Georgia" fo:font-size="12pt" fo:letter-spacing="normal" fo:font-style="normal" fo:font-weight="bold" officeooo:rsid="00059d20" officeooo:paragraph-rsid="00059d20"/>
    </style:style>
    <style:style style:name="P12" style:family="paragraph" style:parent-style-name="Heading_20_1">
      <style:text-properties fo:font-variant="normal" fo:text-transform="none" fo:color="#4e443c" style:font-name="Georgia" fo:font-size="27pt" fo:letter-spacing="normal" fo:font-style="normal" fo:font-weight="normal" officeooo:rsid="00059d20" officeooo:paragraph-rsid="00059d20"/>
    </style:style>
    <style:style style:name="P13" style:family="paragraph" style:parent-style-name="Text_20_body">
      <style:paragraph-properties fo:margin-left="0cm" fo:margin-right="0cm" fo:margin-top="0cm" fo:margin-bottom="0.291cm" loext:contextual-spacing="false" style:line-height-at-least="0.476cm" fo:orphans="2" fo:widows="2" fo:text-indent="0cm" style:auto-text-indent="false"/>
    </style:style>
    <style:style style:name="P14" style:family="paragraph" style:parent-style-name="Standard">
      <style:text-properties officeooo:rsid="00059d20" officeooo:paragraph-rsid="00059d20"/>
    </style:style>
    <style:style style:name="P15" style:family="paragraph" style:parent-style-name="Preformatted_20_Text">
      <loext:graphic-properties draw:fill="solid" draw:fill-color="#eeeeee" draw:opacity="100%"/>
      <style:paragraph-properties fo:margin-left="0cm" fo:margin-right="0cm" fo:margin-top="0.265cm" fo:margin-bottom="0.265cm" loext:contextual-spacing="false" style:line-height-at-least="0.476cm" fo:orphans="2" fo:widows="2" fo:text-indent="0cm" style:auto-text-indent="false" fo:background-color="#eeeeee" fo:padding="0.053cm" fo:border="0.06pt solid #efeee6"/>
    </style:style>
    <style:style style:name="P16" style:family="paragraph" style:parent-style-name="Preformatted_20_Text">
      <loext:graphic-properties draw:fill="solid" draw:fill-color="#eeeeee" draw:opacity="100%"/>
      <style:paragraph-properties fo:margin-top="0.265cm" fo:margin-bottom="0.265cm" loext:contextual-spacing="false" style:line-height-at-least="0.476cm" fo:orphans="2" fo:widows="2" fo:background-color="#eeeeee" fo:padding="0.053cm" fo:border="0.06pt solid #efeee6"/>
    </style:style>
    <style:style style:name="P17" style:family="paragraph" style:parent-style-name="Heading_20_3">
      <style:text-properties fo:font-variant="normal" fo:text-transform="none" fo:color="#4e443c" style:font-name="Georgia" fo:font-size="12pt" fo:letter-spacing="normal" fo:font-style="normal" fo:font-weight="bold" officeooo:rsid="00059d20" officeooo:paragraph-rsid="00059d20"/>
    </style:style>
    <style:style style:name="T1" style:family="text">
      <style:text-properties fo:font-variant="normal" fo:text-transform="none" fo:color="#333333" style:font-name="monospace" fo:font-size="10.5pt" fo:letter-spacing="normal" fo:font-style="normal" fo:font-weight="normal" fo:background-color="#eeeeee" loext:char-shading-value="0" loext:padding="0cm" loext:border="none"/>
    </style:style>
    <style:style style:name="T2" style:family="text">
      <style:text-properties fo:font-variant="normal" fo:text-transform="none" fo:color="#333333" style:font-name="monospace" fo:font-size="10.5pt" fo:letter-spacing="normal" fo:font-style="normal" fo:font-weight="normal" fo:background-color="#eeeeee" loext:char-shading-value="0" loext:padding="0.049cm" loext:border="0.06pt solid #f5f5f5"/>
    </style:style>
    <style:style style:name="T3" style:family="text">
      <style:text-properties fo:font-variant="normal" fo:text-transform="none" fo:color="#333333" fo:letter-spacing="normal" fo:background-color="#eeeeee" loext:char-shading-value="0" loext:padding="0cm" loext:border="none"/>
    </style:style>
    <style:style style:name="T4" style:family="text">
      <style:text-properties fo:font-variant="normal" fo:text-transform="none" fo:color="#4e443c" style:font-name="sans-serif" fo:font-size="10.5pt" fo:letter-spacing="normal" fo:font-style="normal" fo:font-weight="normal"/>
    </style:style>
    <style:style style:name="T5" style:family="text">
      <style:text-properties fo:font-variant="normal" fo:text-transform="none" fo:color="#4e443c" style:font-name="sans-serif" fo:font-size="10.5pt" fo:letter-spacing="normal" fo:font-style="italic" fo:font-weight="normal"/>
    </style:style>
    <style:style style:name="T6" style:family="text">
      <style:text-properties fo:font-variant="normal" fo:text-transform="none" fo:color="#0388a6" style:text-line-through-style="none" style:text-line-through-type="none" style:font-name="sans-serif" fo:font-size="10.5pt" fo:letter-spacing="normal" fo:font-style="normal" style:text-underline-style="none" fo:font-weight="normal"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urso de Git</text:p>
      <text:p text:style-name="P1"/>
      <text:p text:style-name="P1">Inicio sobre el curso de git</text:p>
      <text:p text:style-name="P1"/>
      <text:p text:style-name="P1"/>
      <text:h text:style-name="P10" text:outline-level="2"><text:bookmark text:name="_getting_a_repo"/>Obteniendo un repositorio Git</text:h>
      <text:p text:style-name="P3">Puedes obtener un proyecto Git de dos maneras. La primera es tomar un proyecto o directorio existente e importarlo en Git. La segunda es clonar un repositorio existente en Git desde otro servidor.</text:p>
      <text:h text:style-name="P6" text:outline-level="3"><text:bookmark text:name="_inicializando_un_repositorio_en_un_directorio_existente"/>Inicializando un repositorio en un directorio existente</text:h>
      <text:p text:style-name="P3">Si estás empezando a seguir un proyecto existente en Git, debes ir al directorio del proyecto y usar el siguiente comando:</text:p>
      <text:p text:style-name="P7"><text:span text:style-name="Source_20_Text"><text:span text:style-name="T1">$ git init</text:span></text:span></text:p>
      <text:p text:style-name="P4"><text:span text:style-name="T4">Esto crea un subdirectorio nuevo llamado </text:span><text:span text:style-name="Source_20_Text"><text:span text:style-name="T2">.git</text:span></text:span><text:span text:style-name="T4">, el cual contiene todos los archivos necesarios del repositorio – un esqueleto de un repositorio de Git. Todavía no hay nada en tu proyecto que esté bajo seguimiento. Puedes revisar </text:span><text:a xlink:type="simple" xlink:href="https://git-scm.com/book/es/v2/ch00/_git_internals" text:style-name="Internet_20_link" text:visited-style-name="Visited_20_Internet_20_Link"><text:span text:style-name="T6">[_git_internals]</text:span></text:a><text:span text:style-name="T4"> para obtener más información acerca de los archivos presentes en el directorio </text:span><text:span text:style-name="Source_20_Text"><text:span text:style-name="T2">.git</text:span></text:span><text:span text:style-name="T4"> que acaba de ser creado.</text:span></text:p>
      <text:p text:style-name="P4"><text:span text:style-name="T4">Si deseas empezar a controlar versiones de archivos existentes (a diferencia de un directorio vacío), probablemente deberías comenzar el seguimiento de esos archivos y hacer una confirmación inicial. Puedes conseguirlo con unos pocos comandos </text:span><text:span text:style-name="Source_20_Text"><text:span text:style-name="T2">git add</text:span></text:span><text:span text:style-name="T4"> para especificar qué archivos quieres controlar, seguidos de un </text:span><text:span text:style-name="Source_20_Text"><text:span text:style-name="T2">git commit</text:span></text:span><text:span text:style-name="T4"> para confirmar los cambios:</text:span></text:p>
      <text:p text:style-name="P7"><text:span text:style-name="Source_20_Text"><text:span text:style-name="T1">$ git add *.c</text:span></text:span></text:p>
      <text:p text:style-name="P9"><text:span text:style-name="Source_20_Text"><text:span text:style-name="T1">$ git add LICENSE</text:span></text:span></text:p>
      <text:p text:style-name="P9"><text:span text:style-name="Source_20_Text"><text:span text:style-name="T1">$ git commit -m 'initial project version'</text:span></text:span></text:p>
      <text:p text:style-name="P3">Veremos lo que hacen estos comandos más adelante. En este momento, tienes un repositorio de Git con archivos bajo seguimiento y una confirmación inicial.</text:p>
      <text:p text:style-name="P1"/>
      <text:p text:style-name="P1"/>
      <text:h text:style-name="P11" text:outline-level="3"><text:bookmark text:name="_git_cloning"/>Clonando un repositorio existente</text:h>
      <text:p text:style-name="P4"><text:span text:style-name="T4">Si deseas obtener una copia de un repositorio Git existente — por ejemplo, un proyecto en el que te gustaría contribuir — el comando que necesitas es </text:span><text:span text:style-name="Source_20_Text"><text:span text:style-name="T2">git clone</text:span></text:span><text:span text:style-name="T4">. Si estás familizarizado con otros sistemas de control de versiones como Subversion, verás que el comando es "clone" en vez de "checkout". Es una distinción importante, ya que Git recibe una copia de casi todos los datos que tiene el servidor. Cada versión de cada archivo de la historia del proyecto es descargada por defecto cuando ejecutas </text:span><text:span text:style-name="Source_20_Text"><text:span text:style-name="T2">git clone</text:span></text:span><text:span text:style-name="T4">. De hecho, si el disco de tu servidor se corrompe, puedes usar cualquiera de los clones en cualquiera de los clientes para devolver al servidor al estado en el que estaba cuando fue </text:span><text:soft-page-break/><text:span text:style-name="T4">clonado (puede que pierdas algunos hooks del lado del servidor y demás, pero toda la información acerca de las versiones estará ahí) — véase </text:span><text:a xlink:type="simple" xlink:href="https://git-scm.com/book/es/v2/ch00/_git_on_the_server" text:style-name="Internet_20_link" text:visited-style-name="Visited_20_Internet_20_Link"><text:span text:style-name="T6">Configurando Git en un servidor</text:span></text:a><text:span text:style-name="T4"> para más detalles.</text:span></text:p>
      <text:p text:style-name="P4"><text:span text:style-name="T4">Puedes clonar un repositorio con </text:span><text:span text:style-name="Source_20_Text"><text:span text:style-name="T2">git clone [url]</text:span></text:span><text:span text:style-name="T4">. Por ejemplo, si quieres clonar la librería de Git llamada libgit2 puedes hacer algo así:</text:span></text:p>
      <text:p text:style-name="P7"><text:span text:style-name="Source_20_Text"><text:span text:style-name="T1">$ git clone https://github.com/libgit2/libgit2</text:span></text:span></text:p>
      <text:p text:style-name="P4"><text:span text:style-name="T4">Esto crea un directorio llamado </text:span><text:span text:style-name="Source_20_Text"><text:span text:style-name="T2">libgit2</text:span></text:span><text:span text:style-name="T4">, inicializa un directorio </text:span><text:span text:style-name="Source_20_Text"><text:span text:style-name="T2">.git</text:span></text:span><text:span text:style-name="T4"> en su interior, descarga toda la información de ese repositorio y saca una copia de trabajo de la última versión. Si te metes en el directorio </text:span><text:span text:style-name="Source_20_Text"><text:span text:style-name="T2">libgit2</text:span></text:span><text:span text:style-name="T4">, verás que están los archivos del proyecto listos para ser utilizados. Si quieres clonar el repositorio a un directorio con otro nombre que no sea </text:span><text:span text:style-name="Source_20_Text"><text:span text:style-name="T2">libgit2</text:span></text:span><text:span text:style-name="T4">, puedes especificarlo con la siguiente opción de línea de comandos:</text:span></text:p>
      <text:p text:style-name="P7"><text:span text:style-name="Source_20_Text"><text:span text:style-name="T1">$ git clone https://github.com/libgit2/libgit2 mylibgit</text:span></text:span></text:p>
      <text:p text:style-name="P4"><text:span text:style-name="T4">Ese comando hace lo mismo que el anterior, pero el directorio de destino se llamará </text:span><text:span text:style-name="Source_20_Text"><text:span text:style-name="T2">mylibgit</text:span></text:span><text:span text:style-name="T4">.</text:span></text:p>
      <text:p text:style-name="P4"><text:span text:style-name="T4">Git te permite usar distintos protocolos de transferencia. El ejemplo anterior usa el protocolo </text:span><text:span text:style-name="Source_20_Text"><text:span text:style-name="T2">https://</text:span></text:span><text:span text:style-name="T4">, pero también puedes utilizar </text:span><text:span text:style-name="Source_20_Text"><text:span text:style-name="T2">git://</text:span></text:span><text:span text:style-name="T4"> o </text:span><text:span text:style-name="Source_20_Text"><text:span text:style-name="T2">usuario@servidor:ruta/del/repositorio.git</text:span></text:span><text:span text:style-name="T4"> que utiliza el protocolo de transferencia SSH. En </text:span><text:a xlink:type="simple" xlink:href="https://git-scm.com/book/es/v2/ch00/_git_on_the_server" text:style-name="Internet_20_link" text:visited-style-name="Visited_20_Internet_20_Link"><text:span text:style-name="T6">Configurando Git en un servidor</text:span></text:a><text:span text:style-name="T4"> se explicarán todas las opciones disponibles a la hora de configurar el acceso a tu repositorio de Git, y las ventajas e inconvenientes de cada una.</text:span></text:p>
      <text:p text:style-name="P1"/>
      <text:h text:style-name="P12" text:outline-level="1">2.2 Fundamentos de Git - Guardando cambios en el Repositorio</text:h>
      <text:h text:style-name="P8" text:outline-level="2"><text:bookmark text:name="_guardando_cambios_en_el_repositorio"/>Guardando cambios en el Repositorio</text:h>
      <text:p text:style-name="P5"><text:span text:style-name="T4">Ya tienes un repositorio Git y un </text:span><text:span text:style-name="Emphasis"><text:span text:style-name="T5">checkout</text:span></text:span><text:span text:style-name="T4"> o copia de trabajo de los archivos de dicho proyecto. El siguiente paso es realizar algunos cambios y confirmar instantáneas de esos cambios en el repositorio cada vez que el proyecto alcance un estado que quieras conservar.</text:span></text:p>
      <text:p text:style-name="P5"><text:span text:style-name="T4">Recuerda que cada archivo de tu repositorio puede tener dos estados: rastreados y sin rastrear. Los archivos rastreados (</text:span><text:span text:style-name="Emphasis"><text:span text:style-name="T5">tracked files</text:span></text:span><text:span text:style-name="T4"> en inglés) son todos aquellos archivos que estaban en la última instantánea del proyecto; pueden ser archivos sin modificar, modificados o preparados. Los archivos sin rastrear son todos los demás - cualquier otro archivo en tu directorio de trabajo que no estaba en tu última instantánea y que no están en el área de preparación (</text:span><text:span text:style-name="Emphasis"><text:span text:style-name="T5">staging area</text:span></text:span><text:span text:style-name="T4">). Cuando clonas por primera vez un repositorio, todos tus archivos estarán rastreados y sin modificar pues acabas de sacarlos y aun no han sido editados.</text:span></text:p>
      <text:p text:style-name="P5"><text:soft-page-break/><text:span text:style-name="T4">Mientras editas archivos, Git los ve como modificados, pues han sido cambiados desde su último </text:span><text:span text:style-name="Emphasis"><text:span text:style-name="T5">commit</text:span></text:span><text:span text:style-name="T4">. Luego preparas estos archivos modificados y finalmente confirmas todos los cambios preparados, y repites el ciclo.</text:span></text:p>
      <text:p text:style-name="P1"/>
      <text:p text:style-name="P1"/>
      <text:h text:style-name="P11" text:outline-level="3"><text:bookmark text:name="_checking_status"/>Revisando el Estado de tus Archivos</text:h>
      <text:p text:style-name="P4"><text:span text:style-name="T4">La herramienta principal para determinar qué archivos están en qué estado es el comando </text:span><text:span text:style-name="Source_20_Text"><text:span text:style-name="T2">git status</text:span></text:span><text:span text:style-name="T4">. Si ejecutas este comando inmediatamente después de clonar un repositorio, deberías ver algo como esto:</text:span></text:p>
      <text:p text:style-name="P7"><text:span text:style-name="Source_20_Text"><text:span text:style-name="T1">$ git status</text:span></text:span></text:p>
      <text:p text:style-name="P9"><text:span text:style-name="Source_20_Text"><text:span text:style-name="T1">On branch master</text:span></text:span></text:p>
      <text:p text:style-name="P9"><text:span text:style-name="Source_20_Text"><text:span text:style-name="T1">nothing to commit, working directory clean</text:span></text:span></text:p>
      <text:p text:style-name="P5"><text:span text:style-name="T4">Esto significa que tienes un directorio de trabajo limpio - en otras palabras, que no hay archivos rastreados y modificados. Además, Git no encuentra ningún archivo sin rastrear, de lo contrario aparecerían listados aquí. Finalmente, el comando te indica en cuál rama estás y te informa que no ha variado con respecto a la misma rama en el servidor. Por ahora, la rama siempre será “master”, que es la rama por defecto; no le prestaremos atención ahora. </text:span><text:a xlink:type="simple" xlink:href="https://git-scm.com/book/es/v2/ch00/_git_branching" text:style-name="Internet_20_link" text:visited-style-name="Visited_20_Internet_20_Link"><text:span text:style-name="T6">Ramificaciones en Git</text:span></text:a><text:span text:style-name="T4"> tratará en detalle las ramas y las referencias.</text:span></text:p>
      <text:p text:style-name="P4"><text:span text:style-name="T4">Supongamos que añades un nuevo archivo a tu proyecto, un simple README. Si el archivo no existía antes, y ejecutas </text:span><text:span text:style-name="Source_20_Text"><text:span text:style-name="T2">git status</text:span></text:span><text:span text:style-name="T4">, verás el archivo sin rastrear de la siguiente manera:</text:span></text:p>
      <text:p text:style-name="P7"><text:span text:style-name="Source_20_Text"><text:span text:style-name="T1">$ echo 'My Project' &gt; README</text:span></text:span></text:p>
      <text:p text:style-name="P9"><text:span text:style-name="Source_20_Text"><text:span text:style-name="T1">$ git status</text:span></text:span></text:p>
      <text:p text:style-name="P9"><text:span text:style-name="Source_20_Text"><text:span text:style-name="T1">On branch master</text:span></text:span></text:p>
      <text:p text:style-name="P9"><text:span text:style-name="Source_20_Text"><text:span text:style-name="T1">Untracked files:</text:span></text:span></text:p>
      <text:p text:style-name="P9"><text:span text:style-name="Source_20_Text"><text:span text:style-name="T3"><text:s text:c="2"/></text:span></text:span><text:span text:style-name="Source_20_Text"><text:span text:style-name="T1">(use "git add &lt;file&gt;..." to include in what will be committed)</text:span></text:span></text:p>
      <text:p text:style-name="P9"/>
      <text:p text:style-name="P9"><text:span text:style-name="Source_20_Text"><text:span text:style-name="T3"><text:s text:c="4"/></text:span></text:span><text:span text:style-name="Source_20_Text"><text:span text:style-name="T1">README</text:span></text:span></text:p>
      <text:p text:style-name="P9"/>
      <text:p text:style-name="P9"><text:span text:style-name="Source_20_Text"><text:span text:style-name="T1">nothing added to commit but untracked files present (use "git add" to track)</text:span></text:span></text:p>
      <text:p text:style-name="P5"><text:span text:style-name="T4">Puedes ver que el archivo README está sin rastrear porque aparece debajo del encabezado “Untracked files” (“Archivos no rastreados” en inglés) en la salida. Sin rastrear significa que Git ve archivos que no tenías en el </text:span><text:span text:style-name="Emphasis"><text:span text:style-name="T5">commit</text:span></text:span><text:span text:style-name="T4"> anterior. Git no los incluirá en tu próximo </text:span><text:span text:style-name="Emphasis"><text:span text:style-name="T5">commit</text:span></text:span><text:span text:style-name="T4"> a menos que se lo indiques </text:span><text:soft-page-break/><text:span text:style-name="T4">explícitamente. Se comporta así para evitar incluir accidentalmente archivos binarios o cualquier otro archivo que no quieras incluir. Como tú sí quieres incluir README, debes comenzar a rastrearlo.</text:span></text:p>
      <text:p text:style-name="P1"/>
      <text:h text:style-name="P11" text:outline-level="3"><text:bookmark text:name="r_tracking_files"/>Rastrear Archivos Nuevos</text:h>
      <text:p text:style-name="P4"><text:span text:style-name="T4">Para comenzar a rastrear un archivo debes usar el comando </text:span><text:span text:style-name="Source_20_Text"><text:span text:style-name="T2">git add</text:span></text:span><text:span text:style-name="T4">. Para comenzar a rastrear el archivo README, puedes ejecutar lo siguiente:</text:span></text:p>
      <text:p text:style-name="P7"><text:span text:style-name="Source_20_Text"><text:span text:style-name="T1">$ git add README</text:span></text:span></text:p>
      <text:p text:style-name="P3">Ahora si vuelves a ver el estado del proyecto, verás que el archivo README está siendo rastreado y está preparado para ser confirmado:</text:p>
      <text:p text:style-name="P7"><text:span text:style-name="Source_20_Text"><text:span text:style-name="T1">$ git status</text:span></text:span></text:p>
      <text:p text:style-name="P9"><text:span text:style-name="Source_20_Text"><text:span text:style-name="T1">On branch master</text:span></text:span></text:p>
      <text:p text:style-name="P9"><text:span text:style-name="Source_20_Text"><text:span text:style-name="T1">Changes to be committed:</text:span></text:span></text:p>
      <text:p text:style-name="P9"><text:span text:style-name="Source_20_Text"><text:span text:style-name="T3"><text:s text:c="2"/></text:span></text:span><text:span text:style-name="Source_20_Text"><text:span text:style-name="T1">(use "git reset HEAD &lt;file&gt;..." to unstage)</text:span></text:span></text:p>
      <text:p text:style-name="P9"/>
      <text:p text:style-name="P9"><text:span text:style-name="Source_20_Text"><text:span text:style-name="T3"><text:s text:c="4"/></text:span></text:span><text:span text:style-name="Source_20_Text"><text:span text:style-name="T1">new file: <text:s text:c="2"/>README</text:span></text:span></text:p>
      <text:p text:style-name="P4"><text:span text:style-name="T4">Puedes ver que está siendo rastreado porque aparece luego del encabezado “Cambios a ser confirmados” (“Changes to be committed” en inglés). Si confirmas en este punto, se guardará en el historial la versión del archivo correspondiente al instante en que ejecutaste </text:span><text:span text:style-name="Source_20_Text"><text:span text:style-name="T2">git add</text:span></text:span><text:span text:style-name="T4">. Anteriormente cuando ejecutaste </text:span><text:span text:style-name="Source_20_Text"><text:span text:style-name="T2">git init</text:span></text:span><text:span text:style-name="T4">, ejecutaste luego </text:span><text:span text:style-name="Source_20_Text"><text:span text:style-name="T2">git add (files)</text:span></text:span><text:span text:style-name="T4"> - lo cual inició el rastreo de archivos en tu directorio. El comando </text:span><text:span text:style-name="Source_20_Text"><text:span text:style-name="T2">git add</text:span></text:span><text:span text:style-name="T4"> puede recibir tanto una ruta de archivo como de un directorio; si es de un directorio, el comando añade recursivamente los archivos que están dentro de él.</text:span></text:p>
      <text:p text:style-name="P1"/>
      <text:h text:style-name="P11" text:outline-level="3"><text:bookmark text:name="_preparar_archivos_modificados"/>Preparar Archivos Modificados</text:h>
      <text:p text:style-name="P4"><text:span text:style-name="T4">Vamos a cambiar un archivo que esté rastreado. Si cambias el archivo rastreado llamado “CONTRIBUTING.md” y luego ejecutas el comando </text:span><text:span text:style-name="Source_20_Text"><text:span text:style-name="T2">git status</text:span></text:span><text:span text:style-name="T4">, verás algo parecido a esto:</text:span></text:p>
      <text:p text:style-name="P7"><text:span text:style-name="Source_20_Text"><text:span text:style-name="T1">$ git status</text:span></text:span></text:p>
      <text:p text:style-name="P9"><text:span text:style-name="Source_20_Text"><text:span text:style-name="T1">On branch master</text:span></text:span></text:p>
      <text:p text:style-name="P9"><text:span text:style-name="Source_20_Text"><text:span text:style-name="T1">Changes to be committed:</text:span></text:span></text:p>
      <text:p text:style-name="P9"><text:span text:style-name="Source_20_Text"><text:span text:style-name="T3"><text:s text:c="2"/></text:span></text:span><text:span text:style-name="Source_20_Text"><text:span text:style-name="T1">(use "git reset HEAD &lt;file&gt;..." to unstage)</text:span></text:span></text:p>
      <text:p text:style-name="P9"/>
      <text:p text:style-name="P9"><text:soft-page-break/><text:span text:style-name="Source_20_Text"><text:span text:style-name="T3"><text:s text:c="4"/></text:span></text:span><text:span text:style-name="Source_20_Text"><text:span text:style-name="T1">new file: <text:s text:c="2"/>README</text:span></text:span></text:p>
      <text:p text:style-name="P9"/>
      <text:p text:style-name="P9"><text:span text:style-name="Source_20_Text"><text:span text:style-name="T1">Changes not staged for commit:</text:span></text:span></text:p>
      <text:p text:style-name="P9"><text:span text:style-name="Source_20_Text"><text:span text:style-name="T3"><text:s text:c="2"/></text:span></text:span><text:span text:style-name="Source_20_Text"><text:span text:style-name="T1">(use "git add &lt;file&gt;..." to update what will be committed)</text:span></text:span></text:p>
      <text:p text:style-name="P9"><text:span text:style-name="Source_20_Text"><text:span text:style-name="T3"><text:s text:c="2"/></text:span></text:span><text:span text:style-name="Source_20_Text"><text:span text:style-name="T1">(use "git checkout -- &lt;file&gt;..." to discard changes in working directory)</text:span></text:span></text:p>
      <text:p text:style-name="P9"/>
      <text:p text:style-name="P9"><text:span text:style-name="Source_20_Text"><text:span text:style-name="T3"><text:s text:c="4"/></text:span></text:span><text:span text:style-name="Source_20_Text"><text:span text:style-name="T1">modified: <text:s text:c="2"/>CONTRIBUTING.md</text:span></text:span></text:p>
      <text:p text:style-name="P4"><text:span text:style-name="T4">El archivo “CONTRIBUTING.md” aparece en una sección llamada “Changes not staged for commit” (“Cambios no preparado para confirmar” en inglés) - lo que significa que existe un archivo rastreado que ha sido modificado en el directorio de trabajo pero que aun no está preparado. Para prepararlo, ejecutas el comando </text:span><text:span text:style-name="Source_20_Text"><text:span text:style-name="T2">git add</text:span></text:span><text:span text:style-name="T4">. </text:span><text:span text:style-name="Source_20_Text"><text:span text:style-name="T2">git add</text:span></text:span><text:span text:style-name="T4"> es un comando que cumple varios propósitos - lo usas para empezar a rastrear archivos nuevos, preparar archivos, y hacer otras cosas como marcar como resuelto archivos en conflicto por combinación. Es más útil que lo veas como un comando para “añadir este contenido a la próxima confirmación” mas que para “añadir este archivo al proyecto”. Ejecutemos </text:span><text:span text:style-name="Source_20_Text"><text:span text:style-name="T2">git add</text:span></text:span><text:span text:style-name="T4"> para preparar el archivo “CONTRIBUTING.md” y luego ejecutemos </text:span><text:span text:style-name="Source_20_Text"><text:span text:style-name="T2">git status</text:span></text:span><text:span text:style-name="T4">:</text:span></text:p>
      <text:p text:style-name="P7"><text:span text:style-name="Source_20_Text"><text:span text:style-name="T1">$ git add CONTRIBUTING.md</text:span></text:span></text:p>
      <text:p text:style-name="P9"><text:span text:style-name="Source_20_Text"><text:span text:style-name="T1">$ git status</text:span></text:span></text:p>
      <text:p text:style-name="P9"><text:span text:style-name="Source_20_Text"><text:span text:style-name="T1">On branch master</text:span></text:span></text:p>
      <text:p text:style-name="P9"><text:span text:style-name="Source_20_Text"><text:span text:style-name="T1">Changes to be committed:</text:span></text:span></text:p>
      <text:p text:style-name="P9"><text:span text:style-name="Source_20_Text"><text:span text:style-name="T3"><text:s text:c="2"/></text:span></text:span><text:span text:style-name="Source_20_Text"><text:span text:style-name="T1">(use "git reset HEAD &lt;file&gt;..." to unstage)</text:span></text:span></text:p>
      <text:p text:style-name="P9"/>
      <text:p text:style-name="P9"><text:span text:style-name="Source_20_Text"><text:span text:style-name="T3"><text:s text:c="4"/></text:span></text:span><text:span text:style-name="Source_20_Text"><text:span text:style-name="T1">new file: <text:s text:c="2"/>README</text:span></text:span></text:p>
      <text:p text:style-name="P9"><text:span text:style-name="Source_20_Text"><text:span text:style-name="T3"><text:s text:c="4"/></text:span></text:span><text:span text:style-name="Source_20_Text"><text:span text:style-name="T1">modified: <text:s text:c="2"/>CONTRIBUTING.md</text:span></text:span></text:p>
      <text:p text:style-name="P4"><text:span text:style-name="T4">Ambos archivos están preparados y formarán parte de tu próxima confirmación. En este momento, supongamos que recuerdas que debes hacer un pequeño cambio en </text:span><text:span text:style-name="Source_20_Text"><text:span text:style-name="T2">CONTRIBUTING.md</text:span></text:span><text:span text:style-name="T4"> antes de confirmarlo. Abres de nuevo el archivo, lo cambias y ahora estás listos para confirmar. Sin embargo, ejecutemos </text:span><text:span text:style-name="Source_20_Text"><text:span text:style-name="T2">git status</text:span></text:span><text:span text:style-name="T4"> una vez más:</text:span></text:p>
      <text:p text:style-name="P7"><text:span text:style-name="Source_20_Text"><text:span text:style-name="T1">$ vim CONTRIBUTING.md</text:span></text:span></text:p>
      <text:p text:style-name="P9"><text:span text:style-name="Source_20_Text"><text:span text:style-name="T1">$ git status</text:span></text:span></text:p>
      <text:p text:style-name="P9"><text:soft-page-break/><text:span text:style-name="Source_20_Text"><text:span text:style-name="T1">On branch master</text:span></text:span></text:p>
      <text:p text:style-name="P9"><text:span text:style-name="Source_20_Text"><text:span text:style-name="T1">Changes to be committed:</text:span></text:span></text:p>
      <text:p text:style-name="P9"><text:span text:style-name="Source_20_Text"><text:span text:style-name="T3"><text:s text:c="2"/></text:span></text:span><text:span text:style-name="Source_20_Text"><text:span text:style-name="T1">(use "git reset HEAD &lt;file&gt;..." to unstage)</text:span></text:span></text:p>
      <text:p text:style-name="P9"/>
      <text:p text:style-name="P9"><text:span text:style-name="Source_20_Text"><text:span text:style-name="T3"><text:s text:c="4"/></text:span></text:span><text:span text:style-name="Source_20_Text"><text:span text:style-name="T1">new file: <text:s text:c="2"/>README</text:span></text:span></text:p>
      <text:p text:style-name="P9"><text:span text:style-name="Source_20_Text"><text:span text:style-name="T3"><text:s text:c="4"/></text:span></text:span><text:span text:style-name="Source_20_Text"><text:span text:style-name="T1">modified: <text:s text:c="2"/>CONTRIBUTING.md</text:span></text:span></text:p>
      <text:p text:style-name="P9"/>
      <text:p text:style-name="P9"><text:span text:style-name="Source_20_Text"><text:span text:style-name="T1">Changes not staged for commit:</text:span></text:span></text:p>
      <text:p text:style-name="P9"><text:span text:style-name="Source_20_Text"><text:span text:style-name="T3"><text:s text:c="2"/></text:span></text:span><text:span text:style-name="Source_20_Text"><text:span text:style-name="T1">(use "git add &lt;file&gt;..." to update what will be committed)</text:span></text:span></text:p>
      <text:p text:style-name="P9"><text:span text:style-name="Source_20_Text"><text:span text:style-name="T3"><text:s text:c="2"/></text:span></text:span><text:span text:style-name="Source_20_Text"><text:span text:style-name="T1">(use "git checkout -- &lt;file&gt;..." to discard changes in working directory)</text:span></text:span></text:p>
      <text:p text:style-name="P9"/>
      <text:p text:style-name="P9"><text:span text:style-name="Source_20_Text"><text:span text:style-name="T3"><text:s text:c="4"/></text:span></text:span><text:span text:style-name="Source_20_Text"><text:span text:style-name="T1">modified: <text:s text:c="2"/>CONTRIBUTING.md</text:span></text:span></text:p>
      <text:p text:style-name="P4"><text:span text:style-name="T4">¡¿Pero qué…​?! Ahora </text:span><text:span text:style-name="Source_20_Text"><text:span text:style-name="T2">CONTRIBUTING.md</text:span></text:span><text:span text:style-name="T4"> aparece como preparado y como no preparado. ¿Cómo es posible? Resulta que Git prepara un archivo de acuerdo al estado que tenía cuando ejecutas el comando </text:span><text:span text:style-name="Source_20_Text"><text:span text:style-name="T2">git add</text:span></text:span><text:span text:style-name="T4">. Si confirmas ahora, se confirmará la versión de </text:span><text:span text:style-name="Source_20_Text"><text:span text:style-name="T2">CONTRIBUTING.md</text:span></text:span><text:span text:style-name="T4"> que tenías la última vez que ejecutaste </text:span><text:span text:style-name="Source_20_Text"><text:span text:style-name="T2">git add</text:span></text:span><text:span text:style-name="T4"> y no la versión que ves ahora en tu directorio de trabajo al ejecutar </text:span><text:span text:style-name="Source_20_Text"><text:span text:style-name="T2">git commit</text:span></text:span><text:span text:style-name="T4">. Si modificas un archivo luego de ejecutar </text:span><text:span text:style-name="Source_20_Text"><text:span text:style-name="T2">git add</text:span></text:span><text:span text:style-name="T4">, deberás ejecutar </text:span><text:span text:style-name="Source_20_Text"><text:span text:style-name="T2">git add</text:span></text:span><text:span text:style-name="T4"> de nuevo para preparar la última versión del archivo:</text:span></text:p>
      <text:p text:style-name="P7"><text:span text:style-name="Source_20_Text"><text:span text:style-name="T1">$ git add CONTRIBUTING.md</text:span></text:span></text:p>
      <text:p text:style-name="P9"><text:span text:style-name="Source_20_Text"><text:span text:style-name="T1">$ git status</text:span></text:span></text:p>
      <text:p text:style-name="P9"><text:span text:style-name="Source_20_Text"><text:span text:style-name="T1">On branch master</text:span></text:span></text:p>
      <text:p text:style-name="P9"><text:span text:style-name="Source_20_Text"><text:span text:style-name="T1">Changes to be committed:</text:span></text:span></text:p>
      <text:p text:style-name="P9"><text:span text:style-name="Source_20_Text"><text:span text:style-name="T3"><text:s text:c="2"/></text:span></text:span><text:span text:style-name="Source_20_Text"><text:span text:style-name="T1">(use "git reset HEAD &lt;file&gt;..." to unstage)</text:span></text:span></text:p>
      <text:p text:style-name="P9"/>
      <text:p text:style-name="P9"><text:span text:style-name="Source_20_Text"><text:span text:style-name="T3"><text:s text:c="4"/></text:span></text:span><text:span text:style-name="Source_20_Text"><text:span text:style-name="T1">new file: <text:s text:c="2"/>README</text:span></text:span></text:p>
      <text:p text:style-name="P9"><text:span text:style-name="Source_20_Text"><text:span text:style-name="T3"><text:s text:c="4"/></text:span></text:span><text:span text:style-name="Source_20_Text"><text:span text:style-name="T1">modified: <text:s text:c="2"/>CONTRIBUTING.md</text:span></text:span></text:p>
      <text:p text:style-name="P1"/>
      <text:h text:style-name="P11" text:outline-level="3"><text:bookmark text:name="_estatus_abreviado"/><text:soft-page-break/>Estatus Abreviado</text:h>
      <text:p text:style-name="P4"><text:span text:style-name="T4">Si bien es cierto que la salida de </text:span><text:span text:style-name="Source_20_Text"><text:span text:style-name="T2">git status</text:span></text:span><text:span text:style-name="T4"> es bastante explícita, también es verdad que es muy extensa. Git ofrece una opción para obtener un estatus abreviado, de manera que puedas ver tus cambios de una forma más compacta. Si ejecutas </text:span><text:span text:style-name="Source_20_Text"><text:span text:style-name="T2">git status -s</text:span></text:span><text:span text:style-name="T4"> o </text:span><text:span text:style-name="Source_20_Text"><text:span text:style-name="T2">git status --short</text:span></text:span><text:span text:style-name="T4"> obtendrás una salida mucho más simplificada.</text:span></text:p>
      <text:p text:style-name="P7"><text:span text:style-name="Source_20_Text"><text:span text:style-name="T1">$ git status -s</text:span></text:span></text:p>
      <text:p text:style-name="P9"><text:span text:style-name="Source_20_Text"><text:span text:style-name="T3"><text:s/></text:span></text:span><text:span text:style-name="Source_20_Text"><text:span text:style-name="T1">M README</text:span></text:span></text:p>
      <text:p text:style-name="P9"><text:span text:style-name="Source_20_Text"><text:span text:style-name="T1">MM Rakefile</text:span></text:span></text:p>
      <text:p text:style-name="P9"><text:span text:style-name="Source_20_Text"><text:span text:style-name="T1">A <text:s/>lib/git.rb</text:span></text:span></text:p>
      <text:p text:style-name="P9"><text:span text:style-name="Source_20_Text"><text:span text:style-name="T1">M <text:s/>lib/simplegit.rb</text:span></text:span></text:p>
      <text:p text:style-name="P9"><text:span text:style-name="Source_20_Text"><text:span text:style-name="T1">?? LICENSE.txt</text:span></text:span></text:p>
      <text:p text:style-name="P4"><text:span text:style-name="T4">Los archivos nuevos que no están rastreados tienen un </text:span><text:span text:style-name="Source_20_Text"><text:span text:style-name="T2">??</text:span></text:span><text:span text:style-name="T4"> a su lado, los archivos que están preparados tienen una </text:span><text:span text:style-name="Source_20_Text"><text:span text:style-name="T2">A</text:span></text:span><text:span text:style-name="T4"> y los modificados una </text:span><text:span text:style-name="Source_20_Text"><text:span text:style-name="T2">M</text:span></text:span><text:span text:style-name="T4">. El estado aparece en dos columnas - la columna de la izquierda indica el estado preparado y la columna de la derecha indica el estado sin preparar. Por ejemplo, en esa salida, el archivo </text:span><text:span text:style-name="Source_20_Text"><text:span text:style-name="T2">README</text:span></text:span><text:span text:style-name="T4"> está modificado en el directorio de trabajo pero no está preparado, mientras que </text:span><text:span text:style-name="Source_20_Text"><text:span text:style-name="T2">lib/simplegit.rb</text:span></text:span><text:span text:style-name="T4"> está modificado y preparado. El archivo </text:span><text:span text:style-name="Source_20_Text"><text:span text:style-name="T2">Rakefile</text:span></text:span><text:span text:style-name="T4"> fue modificado, preparado y modificado otra vez por lo que existen cambios preparados y sin preparar.</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Times New Roman', serif"/>
    <style:font-face style:name="monospace" svg:font-family="monospace"/>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5T19:33:24.136000000</meta:creation-date>
    <dc:date>2018-03-28T18:46:06.276000000</dc:date>
    <meta:editing-duration>PT4M57S</meta:editing-duration>
    <meta:editing-cycles>9</meta:editing-cycles>
    <meta:generator>LibreOffice/6.0.2.1$Windows_x86 LibreOffice_project/f7f06a8f319e4b62f9bc5095aa112a65d2f3ac89</meta:generator>
    <meta:document-statistic meta:table-count="0" meta:image-count="0" meta:object-count="0" meta:page-count="7" meta:paragraph-count="99" meta:word-count="1734" meta:character-count="11288" meta:non-whitespace-character-count="9050"/>
  </office:meta>
</office:document-meta>
</file>